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17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4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3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44"/>
    <style:style style:name="ce30" style:family="table-cell" style:parent-style-name="Default" style:data-style-name="N41">
      <style:table-cell-properties fo:background-color="#dddddd"/>
    </style:style>
    <style:style style:name="ce31" style:family="table-cell" style:parent-style-name="Default" style:data-style-name="N41">
      <style:table-cell-properties fo:background-color="#ffdbb6"/>
    </style:style>
    <style:style style:name="ce47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dddddd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2]-[.I2]" office:value-type="time" office:time-value="PT00H07M40S" calcext:value-type="time">
            <text:p>00:07:4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2]/([.F2]+[.G2]))" office:value-type="percentage" office:value="1" calcext:value-type="percentage">
            <text:p>100,00 %</text:p>
          </table:table-cell>
          <table:table-cell table:style-name="ce6"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18" office:value-type="time" office:time-value="PT00H05M20S" calcext:value-type="time">
            <text:p>00:05:2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3]/([.F3]+[.G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4]-[.I4]" office:value-type="time" office:time-value="PT00H08M35S" calcext:value-type="time">
            <text:p>00:08:35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4]/([.F4]+[.G4]))" office:value-type="percentage" office:value="1" calcext:value-type="percentage">
            <text:p>100,00 %</text:p>
          </table:table-cell>
          <table:table-cell table:style-name="ce6"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cture 1<text:span text:style-name="T1">er</text:span> PDF</text:p>
          </table:table-cell>
          <table:table-cell table:style-name="ce12"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10M00S" calcext:value-type="time">
            <text:p>00:10:00</text:p>
          </table:table-cell>
          <table:table-cell table:style-name="ce23" table:formula="of:=[.E5]-[.I5]" office:value-type="time" office:time-value="PT00H04M10S" calcext:value-type="time">
            <text:p>00:04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5]/([.F5]+[.G5]))" office:value-type="percentage" office:value="1" calcext:value-type="percentage">
            <text:p>100,00 %</text:p>
          </table:table-cell>
          <table:table-cell table:style-name="ce6"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6]-[.I6]" office:value-type="time" office:time-value="PT00H10M26S" calcext:value-type="time">
            <text:p>00:10:26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6]/([.F6]+[.G6]))" office:value-type="percentage" office:value="1" calcext:value-type="percentage">
            <text:p>100,00 %</text:p>
          </table:table-cell>
          <table:table-cell table:style-name="ce10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table:formula="of:=SUM([.I7:.J7])" office:value-type="time" office:time-value="PT00H51M50S" calcext:value-type="time">
            <text:p>00:51:5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7]/([.F7]+[.G7]))" office:value-type="percentage" office:value="1" calcext:value-type="percentage">
            <text:p>100,00 %</text:p>
          </table:table-cell>
          <table:table-cell table:style-name="ce6" office:value-type="time" office:time-value="PT00H11M50S" calcext:value-type="time">
            <text:p>00:11:50</text:p>
          </table:table-cell>
          <table:table-cell table:style-name="ce6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8]-[.I8]" office:value-type="time" office:time-value="PT00H11M42S" calcext:value-type="time">
            <text:p>00:11:4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8]/([.F8]+[.G8]))" office:value-type="percentage" office:value="1" calcext:value-type="percentage">
            <text:p>100,00 %</text:p>
          </table:table-cell>
          <table:table-cell table:style-name="ce6"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ase b → base 10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9]-[.I9]" office:value-type="time" office:time-value="PT00H16M13S" calcext:value-type="time">
            <text:p>00:16:13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9]/([.F9]+[.G9]))" office:value-type="percentage" office:value="1" calcext:value-type="percentage">
            <text:p>100,00 %</text:p>
          </table:table-cell>
          <table:table-cell table:style-name="ce30" office:value-type="time" office:time-value="PT00H03M47S" calcext:value-type="time">
            <text:p>00:03:47</text:p>
          </table:table-cell>
          <table:table-cell table:style-name="ce32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style-name="ce27"/>
          <table:table-cell table:style-name="ce31" office:value-type="time" office:time-value="PT01H20M00S" calcext:value-type="time">
            <text:p>01:20:00</text:p>
          </table:table-cell>
          <table:table-cell table:style-name="ce31" office:value-type="time" office:time-value="PT00H02M10S" calcext:value-type="time">
            <text:p>00:02:10</text:p>
          </table:table-cell>
          <table:table-cell table:style-name="ce14" table:number-columns-repeated="1014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inaire → hexadecimal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23" table:formula="of:=[.E11]-[.I11]" office:value-type="time" office:time-value="PT00H03M52S" calcext:value-type="time">
            <text:p>00:03:5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1]/([.F11]+[.G11]))" office:value-type="percentage" office:value="1" calcext:value-type="percentage">
            <text:p>100,00 %</text:p>
          </table:table-cell>
          <table:table-cell table:style-name="ce6"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inaire → octale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table:formula="of:=[.E12]-[.I12]" office:value-type="time" office:time-value="PT00H01M10S" calcext:value-type="time">
            <text:p>00:01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2]/([.F12]+[.G12]))" office:value-type="percentage" office:value="1" calcext:value-type="percentage">
            <text:p>100,00 %</text:p>
          </table:table-cell>
          <table:table-cell table:style-name="ce6"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Exercice 1<text:span text:style-name="T1">er</text:span> PDF</text:p>
          </table:table-cell>
          <table:table-cell table:style-name="ce12" office:value-type="string" calcext:value-type="string">
            <text:p>Base b → Base b1</text:p>
          </table:table-cell>
          <table:table-cell table:style-name="ce12" office:value-type="string" calcext:value-type="string">
            <text:p>Exo 1</text:p>
          </table:table-cell>
          <table:table-cell table:style-name="ce12" office:value-type="string" calcext:value-type="string">
            <text:p>Moi</text:p>
          </table:table-cell>
          <table:table-cell table:style-name="ce18" office:value-type="time" office:time-value="PT00H20M00S" calcext:value-type="time">
            <text:p>00:20:00</text:p>
          </table:table-cell>
          <table:table-cell table:style-name="ce18" office:value-type="time" office:time-value="PT00H01M02S" calcext:value-type="time">
            <text:p>00:01:0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3]/([.F13]+[.G1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14" table:number-columns-repeated="1016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Base 1 ?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24H20M00S" calcext:value-type="time">
            <text:p>00:20:00</text:p>
          </table:table-cell>
          <table:table-cell table:style-name="ce33" office:value-type="time" office:time-value="PT00H00M10S" calcext:value-type="time">
            <text:p>00:00:10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8]/([.F18]+[.G18]))" office:value-type="percentage" office:value="1" calcext:value-type="percentage">
            <text:p>100,00 %</text:p>
          </table:table-cell>
          <table:table-cell table:style-name="ce47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style-name="ce5"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6" office:value-type="time" office:time-value="PT00H03M41S" calcext:value-type="time">
            <text:p>00:03: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style-name="ce5" table:formula="of:=[.E20]-[.I20]" office:value-type="time" office:time-value="PT72H14M52S" calcext:value-type="time">
            <text:p>00:14:52</text:p>
          </table:table-cell>
          <table:table-cell table:formula="of:=[.E20]-[.F20]" office:value-type="time" office:time-value="PT00H05M08S" calcext:value-type="time">
            <text:p>00:05:08</text:p>
          </table:table-cell>
          <table:table-cell table:formula="of:=([.F20]/([.F20]+[.G20]))" office:value-type="percentage" office:value="0.998817204301075" calcext:value-type="percentage">
            <text:p>99,88 %</text:p>
          </table:table-cell>
          <table:table-cell table:style-name="ce6" office:value-type="time" office:time-value="PT00H05M08S" calcext:value-type="time">
            <text:p>00:05: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21]-[.F21]" office:value-type="time" office:time-value="PT96H20M00S" calcext:value-type="time">
            <text:p>00:20:00</text:p>
          </table:table-cell>
          <table:table-cell table:formula="of:=([.F21]/([.F21]+[.G2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3 PDF</text:p>
          </table:table-cell>
          <table:table-cell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22]-[.F22]" office:value-type="time" office:time-value="PT120H20M00S" calcext:value-type="time">
            <text:p>00:20:00</text:p>
          </table:table-cell>
          <table:table-cell table:formula="of:=([.F22]/([.F22]+[.G2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23]-[.F23]" office:value-type="time" office:time-value="PT144H20M00S" calcext:value-type="time">
            <text:p>00:20:00</text:p>
          </table:table-cell>
          <table:table-cell table:formula="of:=([.F23]/([.F23]+[.G2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24]-[.F24]" office:value-type="time" office:time-value="PT168H20M00S" calcext:value-type="time">
            <text:p>00:20:00</text:p>
          </table:table-cell>
          <table:table-cell table:formula="of:=([.F24]/([.F24]+[.G2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/>
          <table:table-cell table:formula="of:=[.E25]-[.F25]" office:value-type="time" office:time-value="PT192H20M00S" calcext:value-type="time">
            <text:p>00:20:00</text:p>
          </table:table-cell>
          <table:table-cell table:formula="of:=([.F25]/([.F25]+[.G2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/>
          <table:table-cell table:formula="of:=[.E26]-[.F26]" office:value-type="time" office:time-value="PT216H20M00S" calcext:value-type="time">
            <text:p>00:20:00</text:p>
          </table:table-cell>
          <table:table-cell table:formula="of:=([.F26]/([.F26]+[.G2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/>
          <table:table-cell table:formula="of:=[.E27]-[.F27]" office:value-type="time" office:time-value="PT240H20M00S" calcext:value-type="time">
            <text:p>00:20:00</text:p>
          </table:table-cell>
          <table:table-cell table:formula="of:=([.F27]/([.F27]+[.G2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/>
          <table:table-cell table:formula="of:=[.E28]-[.F28]" office:value-type="time" office:time-value="PT264H20M00S" calcext:value-type="time">
            <text:p>00:20:00</text:p>
          </table:table-cell>
          <table:table-cell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9]-[.F29]" office:value-type="time" office:time-value="PT00H05M00S" calcext:value-type="time">
            <text:p>00:05:00</text:p>
          </table:table-cell>
          <table:table-cell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0]-[.F30]" office:value-type="time" office:time-value="PT00H05M00S" calcext:value-type="time">
            <text:p>00:05:00</text:p>
          </table:table-cell>
          <table:table-cell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1]-[.F31]" office:value-type="time" office:time-value="PT00H05M00S" calcext:value-type="time">
            <text:p>00:05:00</text:p>
          </table:table-cell>
          <table:table-cell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32]-[.F32]" office:value-type="time" office:time-value="PT00H05M00S" calcext:value-type="time">
            <text:p>00:05:00</text:p>
          </table:table-cell>
          <table:table-cell table:formula="of:=([.F32]/([.F32]+[.G3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33]-[.F33]" office:value-type="time" office:time-value="PT00H20M00S" calcext:value-type="time">
            <text:p>00:20:00</text:p>
          </table:table-cell>
          <table:table-cell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34]-[.F34]" office:value-type="time" office:time-value="PT00H20M00S" calcext:value-type="time">
            <text:p>00:20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35]-[.F35]" office:value-type="time" office:time-value="PT24H20M00S" calcext:value-type="time">
            <text:p>00:20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36]-[.F36]" office:value-type="time" office:time-value="PT48H20M00S" calcext:value-type="time">
            <text:p>00:20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37]-[.F37]" office:value-type="time" office:time-value="PT72H20M00S" calcext:value-type="time">
            <text:p>00:20:00</text:p>
          </table:table-cell>
          <table:table-cell table:formula="of:=([.F37]/([.F37]+[.G3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38]-[.F38]" office:value-type="time" office:time-value="PT96H20M00S" calcext:value-type="time">
            <text:p>00:20:00</text:p>
          </table:table-cell>
          <table:table-cell table:formula="of:=([.F38]/([.F38]+[.G3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39]-[.F39]" office:value-type="time" office:time-value="PT120H20M00S" calcext:value-type="time">
            <text:p>00:2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40]-[.F40]" office:value-type="time" office:time-value="PT144H20M00S" calcext:value-type="time">
            <text:p>00:20:00</text:p>
          </table:table-cell>
          <table:table-cell table:formula="of:=([.F40]/([.F40]+[.G4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41]-[.F41]" office:value-type="time" office:time-value="PT168H20M00S" calcext:value-type="time">
            <text:p>00:20:00</text:p>
          </table:table-cell>
          <table:table-cell table:formula="of:=([.F41]/([.F41]+[.G4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/>
          <table:table-cell table:formula="of:=[.E42]-[.F42]" office:value-type="time" office:time-value="PT00H30M00S" calcext:value-type="time">
            <text:p>00:30:00</text:p>
          </table:table-cell>
          <table:table-cell table:formula="of:=([.F42]/([.F42]+[.G4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2])" office:value-type="time" office:time-value="PT2267H50M00.000000001S" calcext:value-type="time">
            <text:p>11:50:00</text:p>
          </table:table-cell>
          <table:table-cell table:style-name="ce6" table:formula="of:=SUM([.F2:.F42])" office:value-type="time" office:time-value="PT123H51M11S" calcext:value-type="time">
            <text:p>03:51:11</text:p>
          </table:table-cell>
          <table:table-cell table:style-name="ce6" table:formula="of:=SUM([.G2:.G42])" office:value-type="time" office:time-value="PT2119H55M08S" calcext:value-type="time">
            <text:p>07:55:08</text:p>
          </table:table-cell>
          <table:table-cell table:formula="of:=SUM([.H2:.H42])/COUNTA([.H2:.H42])" office:value-type="percentage" office:value="0.349970430107527" calcext:value-type="percentage">
            <text:p>35,00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9:58:53.8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0T20:52:19.521000000</dc:date>
    <meta:editing-duration>PT3H53M20S</meta:editing-duration>
    <meta:editing-cycles>27</meta:editing-cycles>
    <meta:generator>LibreOffice/7.2.4.1$Windows_X86_64 LibreOffice_project/27d75539669ac387bb498e35313b970b7fe9c4f9</meta:generator>
    <meta:document-statistic meta:table-count="1" meta:cell-count="314" meta:object-count="0"/>
  </office:meta>
</office:document-meta>
</file>